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solid" draw:stroke-dash="Dash_20_Dot" svg:stroke-width="0.035cm" svg:stroke-color="#000000" draw:marker-start-width="0.252cm" draw:marker-end-width="0.252cm" svg:stroke-linecap="butt" draw:fill="none" loext:fill-use-slide-background="false" draw:textarea-horizontal-align="justify" draw:textarea-vertical-align="middle" draw:auto-grow-height="false" fo:min-height="2.446cm" fo:min-width="1.691cm" fo:padding-top="0.142cm" fo:padding-bottom="0.142cm" fo:padding-left="0.267cm" fo:padding-right="0.267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9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08cm" loext:decorative="false"/>
      <style:paragraph-properties style:writing-mode="lr-tb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716cm" fo:min-width="2.466cm" fo:padding-top="0.142cm" fo:padding-bottom="0.142cm" fo:padding-left="0.267cm" fo:padding-right="0.267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4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9cm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65cm" loext:decorative="false"/>
      <style:paragraph-properties style:writing-mode="lr-tb"/>
    </style:style>
    <style:style style:name="gr12" style:family="graphic" style:parent-style-name="standard">
      <style:graphic-properties draw:stroke="solid" draw:stroke-dash="Dash_20_Dot" svg:stroke-width="0.035cm" svg:stroke-color="#000000" draw:marker-start-width="0.252cm" draw:marker-end-width="0.252cm" svg:stroke-linecap="butt" draw:fill="none" loext:fill-use-slide-background="false" draw:textarea-horizontal-align="justify" draw:textarea-vertical-align="middle" draw:auto-grow-height="false" fo:min-height="3.216cm" fo:min-width="1.716cm" fo:padding-top="0.142cm" fo:padding-bottom="0.142cm" fo:padding-left="0.267cm" fo:padding-right="0.267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.191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.40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.45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.469cm" loext:decorative="false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716cm" fo:min-width="1.466cm" fo:padding-top="0.142cm" fo:padding-bottom="0.142cm" fo:padding-left="0.267cm" fo:padding-right="0.267cm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 loext:decorative="false"/>
      <style:paragraph-properties style:writing-mode="lr-tb"/>
    </style:style>
    <style:style style:name="gr20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cm" fo:min-width="0.026cm" fo:padding-top="0.142cm" fo:padding-bottom="0.142cm" fo:padding-left="0.267cm" fo:padding-right="0.267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0.121cm" loext:decorative="false"/>
      <style:paragraph-properties style:writing-mode="lr-tb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466cm" fo:min-width="2.466cm" fo:padding-top="0.142cm" fo:padding-bottom="0.142cm" fo:padding-left="0.267cm" fo:padding-right="0.267cm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53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57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53cm" loext:decorative="false"/>
      <style:paragraph-properties style:writing-mode="lr-tb"/>
    </style:style>
    <style:style style:name="gr27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466cm" fo:min-width="0cm" fo:padding-top="0.142cm" fo:padding-bottom="0.142cm" fo:padding-left="0.267cm" fo:padding-right="0.267cm" loext:decorative="false"/>
    </style:style>
    <style:style style:name="gr28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716cm" fo:min-width="0.466cm" fo:padding-top="0.142cm" fo:padding-bottom="0.142cm" fo:padding-left="0.267cm" fo:padding-right="0.267cm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.531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.654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.677cm" loext:decorative="false"/>
      <style:paragraph-properties style:writing-mode="lr-tb"/>
    </style:style>
    <style:style style:name="gr32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.654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35cm" loext:decorative="false"/>
      <style:paragraph-properties style:writing-mode="lr-tb"/>
    </style:style>
    <style:style style:name="gr36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37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466cm" fo:min-width="7.966cm" fo:padding-top="0.142cm" fo:padding-bottom="0.142cm" fo:padding-left="0.267cm" fo:padding-right="0.267cm" loext:decorative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63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48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66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8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1.56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1.331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.87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1.141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1.382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1.484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7cm" fo:min-width="1.484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6" style:family="paragraph">
      <loext:graphic-properties draw:fill="none" draw:fill-color="#ffffff"/>
      <style:text-properties fo:font-size="6pt" style:font-size-asian="6pt" style:font-size-complex="6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loext:graphic-properties draw:fill="none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 draw:fill-color="#ffffff"/>
      <style:text-properties style:text-position="0% 100%" fo:font-size="6pt" style:font-size-asian="6pt" style:font-size-complex="6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style:text-position="-8% 58%" fo:font-size="6pt" style:font-size-asian="6pt" style:font-size-complex="6pt"/>
    </style:style>
    <style:style style:name="T6" style:family="text">
      <style:text-properties style:text-position="0% 100%" fo:font-size="6pt" style:font-size-asian="6pt" style:font-size-complex="6pt"/>
    </style:style>
    <style:style style:name="T7" style:family="text">
      <style:text-properties style:text-position="-8% 58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2.225cm" svg:height="2.73cm" draw:transform="rotate (0.00907571211037051) translate (5.75cm 9.02cm)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5cm" svg:height="0.645cm" svg:x="5.75cm" svg:y="9.931cm">
            <draw:text-box>
              <text:p><text:span text:style-name="T1">in</text:span><text:span text:style-name="T1">str</text:span><text:span text:style-name="T1">_</text:span><text:span text:style-name="T1">m</text:span><text:span text:style-name="T1">e</text:span><text:span text:style-name="T1">m</text:span></text:p>
            </draw:text-box>
          </draw:frame>
          <draw:frame draw:style-name="gr4" draw:text-style-name="P3" draw:layer="layout" svg:width="0.693cm" svg:height="0.569cm" svg:x="5.75cm" svg:y="9.5cm">
            <draw:text-box>
              <text:p><text:span text:style-name="T2">A</text:span></text:p>
            </draw:text-box>
          </draw:frame>
          <draw:frame draw:style-name="gr5" draw:text-style-name="P3" draw:layer="layout" svg:width="0.908cm" svg:height="0.569cm" svg:x="7cm" svg:y="9.5cm">
            <draw:text-box>
              <text:p><text:span text:style-name="T2">RD</text:span></text:p>
            </draw:text-box>
          </draw:frame>
        </draw:g>
        <draw:g draw:style-name="gr1">
          <draw:custom-shape draw:style-name="gr6" draw:text-style-name="P4" draw:layer="layout" svg:width="3cm" svg:height="3cm" svg:x="9.75cm" svg:y="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2" draw:layer="layout" svg:width="1.751cm" svg:height="0.645cm" svg:x="11cm" svg:y="11.25cm">
            <draw:text-box>
              <text:p><text:span text:style-name="T1">reg_file</text:span></text:p>
            </draw:text-box>
          </draw:frame>
          <draw:frame draw:style-name="gr8" draw:text-style-name="P3" draw:layer="layout" svg:width="0.849cm" svg:height="0.569cm" svg:x="9.75cm" svg:y="9.5cm">
            <draw:text-box>
              <text:p><text:span text:style-name="T2">A1</text:span></text:p>
            </draw:text-box>
          </draw:frame>
          <draw:frame draw:style-name="gr8" draw:text-style-name="P3" draw:layer="layout" svg:width="0.849cm" svg:height="0.569cm" svg:x="9.75cm" svg:y="10cm">
            <draw:text-box>
              <text:p><text:span text:style-name="T2">A2</text:span></text:p>
            </draw:text-box>
          </draw:frame>
          <draw:frame draw:style-name="gr8" draw:text-style-name="P3" draw:layer="layout" svg:width="0.849cm" svg:height="0.569cm" svg:x="9.75cm" svg:y="10.5cm">
            <draw:text-box>
              <text:p><text:span text:style-name="T2">A3</text:span></text:p>
            </draw:text-box>
          </draw:frame>
          <draw:frame draw:style-name="gr9" draw:text-style-name="P3" draw:layer="layout" svg:width="1.129cm" svg:height="0.569cm" svg:x="9.75cm" svg:y="11.25cm">
            <draw:text-box>
              <text:p><text:span text:style-name="T2">WD3</text:span></text:p>
            </draw:text-box>
          </draw:frame>
          <draw:frame draw:style-name="gr9" draw:text-style-name="P3" draw:layer="layout" svg:width="1.129cm" svg:height="0.569cm" svg:x="10.75cm" svg:y="9cm">
            <draw:text-box>
              <text:p><text:span text:style-name="T2">WD3</text:span></text:p>
            </draw:text-box>
          </draw:frame>
          <draw:custom-shape draw:style-name="gr10" draw:text-style-name="P1" draw:layer="layout" svg:width="0.5cm" svg:height="0.25cm" svg:x="10cm" svg:y="9cm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1" draw:text-style-name="P3" draw:layer="layout" svg:width="1.065cm" svg:height="0.569cm" svg:x="11.751cm" svg:y="9.5cm">
            <draw:text-box>
              <text:p><text:span text:style-name="T2">RD1</text:span></text:p>
            </draw:text-box>
          </draw:frame>
          <draw:frame draw:style-name="gr11" draw:text-style-name="P3" draw:layer="layout" svg:width="1.065cm" svg:height="0.569cm" svg:x="11.751cm" svg:y="10.5cm">
            <draw:text-box>
              <text:p><text:span text:style-name="T2">RD2</text:span></text:p>
            </draw:text-box>
          </draw:frame>
        </draw:g>
        <draw:g draw:style-name="gr1">
          <draw:custom-shape draw:style-name="gr12" draw:text-style-name="P1" draw:layer="layout" svg:width="2.25cm" svg:height="3.5cm" svg:x="21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2" draw:layer="layout" svg:width="2.25cm" svg:height="0.645cm" svg:x="21cm" svg:y="10.749cm">
            <draw:text-box>
              <text:p><text:span text:style-name="T1">d</text:span><text:span text:style-name="T1">a</text:span><text:span text:style-name="T1">t</text:span><text:span text:style-name="T1">a</text:span><text:span text:style-name="T1">_</text:span><text:span text:style-name="T1">m</text:span><text:span text:style-name="T1">e</text:span><text:span text:style-name="T1">m</text:span></text:p>
            </draw:text-box>
          </draw:frame>
          <draw:frame draw:style-name="gr13" draw:text-style-name="P3" draw:layer="layout" svg:width="0.693cm" svg:height="0.569cm" svg:x="21cm" svg:y="10.25cm">
            <draw:text-box>
              <text:p><text:span text:style-name="T2">A</text:span></text:p>
            </draw:text-box>
          </draw:frame>
          <draw:frame draw:style-name="gr14" draw:text-style-name="P3" draw:layer="layout" svg:width="1cm" svg:height="0.569cm" svg:x="22.25cm" svg:y="10.25cm">
            <draw:text-box>
              <text:p><text:span text:style-name="T2">RD</text:span></text:p>
            </draw:text-box>
          </draw:frame>
          <draw:frame draw:style-name="gr15" draw:text-style-name="P3" draw:layer="layout" svg:width="1cm" svg:height="0.569cm" svg:x="21.5cm" svg:y="8.75cm">
            <draw:text-box>
              <text:p><text:span text:style-name="T2">WE</text:span></text:p>
            </draw:text-box>
          </draw:frame>
          <draw:frame draw:style-name="gr16" draw:text-style-name="P3" draw:layer="layout" svg:width="0.972cm" svg:height="0.569cm" svg:x="21cm" svg:y="11.5cm">
            <draw:text-box>
              <text:p><text:span text:style-name="T2">WD</text:span></text:p>
            </draw:text-box>
          </draw:frame>
          <draw:custom-shape draw:style-name="gr10" draw:text-style-name="P1" draw:layer="layout" svg:width="0.5cm" svg:height="0.25cm" svg:x="22.5cm" svg:y="8.75cm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3" draw:layer="layout" svg:width="1cm" svg:height="0.569cm" svg:x="21cm" svg:y="9.75cm">
            <draw:text-box>
              <text:p><text:span text:style-name="T2">ST</text:span></text:p>
            </draw:text-box>
          </draw:frame>
          <draw:frame draw:style-name="gr15" draw:text-style-name="P3" draw:layer="layout" svg:width="1cm" svg:height="0.569cm" svg:x="21cm" svg:y="9.25cm">
            <draw:text-box>
              <text:p><text:span text:style-name="T2">LT</text:span></text:p>
            </draw:text-box>
          </draw:frame>
        </draw:g>
        <draw:g draw:style-name="gr1">
          <draw:custom-shape draw:style-name="gr17" draw:text-style-name="P1" draw:layer="layout" svg:width="2cm" svg:height="2cm" svg:x="17cm" svg:y="9.25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2" draw:layer="layout" svg:width="1.226cm" svg:height="0.645cm" svg:x="17.274cm" svg:y="10.75cm">
            <draw:text-box>
              <text:p><text:span text:style-name="T1">AL</text:span><text:span text:style-name="T1">U</text:span></text:p>
            </draw:text-box>
          </draw:frame>
          <draw:frame draw:style-name="gr19" draw:text-style-name="P3" draw:layer="layout" svg:width="0.75cm" svg:height="0.569cm" svg:x="17cm" svg:y="9.75cm">
            <draw:text-box>
              <text:p><text:span text:style-name="T2">A</text:span></text:p>
            </draw:text-box>
          </draw:frame>
          <draw:frame draw:style-name="gr19" draw:text-style-name="P3" draw:layer="layout" svg:width="0.75cm" svg:height="0.569cm" svg:x="17cm" svg:y="10.25cm">
            <draw:text-box>
              <text:p><text:span text:style-name="T2">B</text:span></text:p>
            </draw:text-box>
          </draw:frame>
          <draw:frame draw:style-name="gr19" draw:text-style-name="P3" draw:layer="layout" svg:width="1.25cm" svg:height="0.569cm" svg:x="17.25cm" svg:y="9.25cm">
            <draw:text-box>
              <text:p><text:span text:style-name="T2">C</text:span><text:span text:style-name="T2">T</text:span><text:span text:style-name="T2">R</text:span><text:span text:style-name="T2">L</text:span></text:p>
            </draw:text-box>
          </draw:frame>
          <draw:frame draw:style-name="gr19" draw:text-style-name="P3" draw:layer="layout" svg:width="1.25cm" svg:height="0.569cm" svg:x="18cm" svg:y="10.25cm">
            <draw:text-box>
              <text:p><text:span text:style-name="T2">OUT</text:span></text:p>
            </draw:text-box>
          </draw:frame>
          <draw:frame draw:style-name="gr19" draw:text-style-name="P3" draw:layer="layout" svg:width="1.5cm" svg:height="0.569cm" svg:x="17.75cm" svg:y="9.75cm">
            <draw:text-box>
              <text:p><text:span text:style-name="T2">F</text:span><text:span text:style-name="T2">L</text:span><text:span text:style-name="T2">A</text:span><text:span text:style-name="T2">G</text:span><text:span text:style-name="T2">S</text:span></text:p>
            </draw:text-box>
          </draw:frame>
        </draw:g>
        <draw:line draw:style-name="gr20" draw:text-style-name="P5" draw:layer="layout" svg:x1="8cm" svg:y1="9.75cm" svg:x2="8.5cm" svg:y2="9.75cm">
          <text:p/>
        </draw:line>
        <draw:line draw:style-name="gr20" draw:text-style-name="P1" draw:layer="layout" svg:x1="8.5cm" svg:y1="13.5cm" svg:x2="8.5cm" svg:y2="3.5cm">
          <text:p/>
        </draw:line>
        <draw:g draw:style-name="gr1">
          <draw:custom-shape draw:style-name="gr21" draw:text-style-name="P1" draw:layer="layout" svg:width="1cm" svg:height="0.5cm" draw:transform="rotate (1.5707963267949) translate (15cm 11.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2" draw:text-style-name="P6" draw:layer="layout" svg:width="0.621cm" svg:height="0.965cm" svg:x="14.841cm" svg:y="10.5cm">
            <draw:text-box>
              <text:p><text:span text:style-name="T3">1</text:span></text:p>
              <text:p><text:span text:style-name="T3"/></text:p>
              <text:p><text:span text:style-name="T3">0</text:span></text:p>
            </draw:text-box>
          </draw:frame>
        </draw:g>
        <draw:line draw:style-name="gr20" draw:text-style-name="P1" draw:layer="layout" svg:x1="16.75cm" svg:y1="11cm" svg:x2="16.75cm" svg:y2="10.5cm">
          <text:p/>
        </draw:line>
        <draw:line draw:style-name="gr20" draw:text-style-name="P1" draw:layer="layout" svg:x1="16.75cm" svg:y1="10.5cm" svg:x2="17cm" svg:y2="10.5cm">
          <text:p/>
        </draw:line>
        <draw:g draw:style-name="gr1">
          <draw:custom-shape draw:style-name="gr23" draw:text-style-name="P7" draw:layer="layout" svg:width="3cm" svg:height="1.75cm" svg:x="10.25cm" svg:y="12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text-style-name="P2" draw:layer="layout" svg:width="2.653cm" svg:height="0.645cm" svg:x="10.347cm" svg:y="13.75cm">
            <draw:text-box>
              <text:p><text:span text:style-name="T1">imm_encode</text:span></text:p>
            </draw:text-box>
          </draw:frame>
          <draw:frame draw:style-name="gr25" draw:text-style-name="P3" draw:layer="layout" svg:width="1.057cm" svg:height="0.569cm" svg:x="12.25cm" svg:y="13.25cm">
            <draw:text-box>
              <text:p><text:span text:style-name="T2">I</text:span><text:span text:style-name="T2">M</text:span><text:span text:style-name="T2">M</text:span></text:p>
            </draw:text-box>
          </draw:frame>
          <draw:frame draw:style-name="gr26" draw:text-style-name="P3" draw:layer="layout" svg:width="1.353cm" svg:height="0.569cm" svg:x="10.25cm" svg:y="13.25cm">
            <draw:text-box>
              <text:p><text:span text:style-name="T2">INSTR</text:span></text:p>
            </draw:text-box>
          </draw:frame>
          <draw:frame draw:style-name="gr19" draw:text-style-name="P3" draw:layer="layout" svg:width="2.5cm" svg:height="0.569cm" svg:x="10.5cm" svg:y="12.75cm">
            <draw:text-box>
              <text:p><text:span text:style-name="T2">IN</text:span><text:span text:style-name="T2">S</text:span><text:span text:style-name="T2">T</text:span><text:span text:style-name="T2">R</text:span><text:span text:style-name="T2">_</text:span><text:span text:style-name="T2">T</text:span><text:span text:style-name="T2">Y</text:span><text:span text:style-name="T2">P</text:span><text:span text:style-name="T2">E</text:span></text:p>
            </draw:text-box>
          </draw:frame>
        </draw:g>
        <draw:line draw:style-name="gr20" draw:text-style-name="P1" draw:layer="layout" svg:x1="8.5cm" svg:y1="13.5cm" svg:x2="10.25cm" svg:y2="13.5cm">
          <text:p/>
        </draw:line>
        <draw:line draw:style-name="gr20" draw:text-style-name="P1" draw:layer="layout" svg:x1="19cm" svg:y1="10cm" svg:x2="19.25cm" svg:y2="10cm">
          <text:p/>
        </draw:line>
        <draw:g draw:style-name="gr1">
          <draw:custom-shape draw:style-name="gr10" draw:text-style-name="P1" draw:layer="layout" svg:width="0.5cm" svg:height="0.25cm" svg:x="4.25cm" svg:y="9.5cm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7" draw:text-style-name="P1" draw:layer="layout" svg:width="0.5cm" svg:height="0.75cm" svg:x="4.25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20" draw:text-style-name="P1" draw:layer="layout" svg:x1="4.75cm" svg:y1="9.739cm" svg:x2="5.75cm" svg:y2="9.739cm">
          <text:p/>
        </draw:line>
        <draw:line draw:style-name="gr20" draw:text-style-name="P1" draw:layer="layout" svg:x1="3.75cm" svg:y1="9.75cm" svg:x2="4.25cm" svg:y2="9.739cm">
          <text:p/>
        </draw:line>
        <draw:custom-shape draw:style-name="gr28" draw:text-style-name="P9" draw:layer="layout" svg:width="1cm" svg:height="1cm" svg:x="17cm" svg:y="13.25cm">
          <text:p text:style-name="P8"><text:span text:style-name="T4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" draw:layer="layout" svg:x1="5.25cm" svg:y1="14.75cm" svg:x2="5.25cm" svg:y2="9.75cm">
          <text:p/>
        </draw:line>
        <draw:line draw:style-name="gr20" draw:text-style-name="P1" draw:layer="layout" svg:x1="2.75cm" svg:y1="15.25cm" svg:x2="20.5cm" svg:y2="15.25cm">
          <text:p/>
        </draw:line>
        <draw:custom-shape draw:style-name="gr28" draw:text-style-name="P9" draw:layer="layout" svg:width="1cm" svg:height="1cm" svg:x="6.5cm" svg:y="13.5cm">
          <text:p text:style-name="P8"><text:span text:style-name="T4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" draw:layer="layout" svg:x1="5.25cm" svg:y1="14.25cm" svg:x2="6.5cm" svg:y2="14.25cm">
          <text:p/>
        </draw:line>
        <draw:line draw:style-name="gr20" draw:text-style-name="P1" draw:layer="layout" svg:x1="6cm" svg:y1="13.75cm" svg:x2="6.5cm" svg:y2="13.75cm">
          <text:p/>
        </draw:line>
        <draw:line draw:style-name="gr20" draw:text-style-name="P1" draw:layer="layout" svg:x1="7.5cm" svg:y1="14cm" svg:x2="8cm" svg:y2="14cm">
          <text:p/>
        </draw:line>
        <draw:line draw:style-name="gr20" draw:text-style-name="P1" draw:layer="layout" svg:x1="8cm" svg:y1="15.25cm" svg:x2="8cm" svg:y2="14cm">
          <text:p/>
        </draw:line>
        <draw:line draw:style-name="gr20" draw:text-style-name="P1" draw:layer="layout" svg:x1="2.5cm" svg:y1="15.75cm" svg:x2="20.25cm" svg:y2="15.75cm">
          <text:p/>
        </draw:line>
        <draw:frame draw:style-name="gr29" draw:text-style-name="P6" draw:layer="layout" svg:width="1.25cm" svg:height="0.489cm" draw:transform="rotate (1.5707963267949) translate (4.75cm 12.25cm)">
          <draw:text-box>
            <text:p><text:span text:style-name="T3">P</text:span><text:span text:style-name="T3">C</text:span><text:span text:style-name="T5">3</text:span><text:span text:style-name="T5">1</text:span><text:span text:style-name="T5">:</text:span><text:span text:style-name="T5">0</text:span></text:p>
          </draw:text-box>
        </draw:frame>
        <draw:frame draw:style-name="gr30" draw:text-style-name="P6" draw:layer="layout" svg:width="1.25cm" svg:height="0.489cm" draw:transform="rotate (1.5707963267949) translate (8cm 9.75cm)">
          <draw:text-box>
            <text:p><text:span text:style-name="T3">Instr</text:span><text:span text:style-name="T5">31:0</text:span></text:p>
          </draw:text-box>
        </draw:frame>
        <draw:frame draw:style-name="gr31" draw:text-style-name="P3" draw:layer="layout" svg:width="0.442cm" svg:height="0.569cm" svg:x="5.558cm" svg:y="13.431cm">
          <draw:text-box>
            <text:p><text:span text:style-name="T2">4</text:span></text:p>
          </draw:text-box>
        </draw:frame>
        <draw:line draw:style-name="gr32" draw:text-style-name="P1" draw:layer="layout" svg:x1="11.25cm" svg:y1="9cm" svg:x2="11.25cm" svg:y2="8cm">
          <text:p/>
        </draw:line>
        <draw:line draw:style-name="gr32" draw:text-style-name="P1" draw:layer="layout" svg:x1="18cm" svg:y1="9.25cm" svg:x2="18cm" svg:y2="7.5cm">
          <text:p/>
        </draw:line>
        <draw:line draw:style-name="gr32" draw:text-style-name="P1" draw:layer="layout" svg:x1="9.5cm" svg:y1="12.5cm" svg:x2="11.5cm" svg:y2="12.5cm">
          <text:p/>
        </draw:line>
        <draw:line draw:style-name="gr20" draw:text-style-name="P1" draw:layer="layout" svg:x1="19cm" svg:y1="10.5cm" svg:x2="21cm" svg:y2="10.5cm">
          <text:p/>
        </draw:line>
        <draw:frame draw:style-name="gr33" draw:text-style-name="P6" draw:layer="layout" svg:width="1.75cm" svg:height="0.5cm" draw:transform="rotate (1.5707963267949) translate (18.75cm 13.5cm)">
          <draw:text-box>
            <text:p><text:span text:style-name="T3">A</text:span><text:span text:style-name="T3">L</text:span><text:span text:style-name="T3">U</text:span><text:span text:style-name="T3">_</text:span><text:span text:style-name="T3">o</text:span><text:span text:style-name="T3">u</text:span><text:span text:style-name="T3">t</text:span><text:span text:style-name="T5">3</text:span><text:span text:style-name="T5">1:</text:span><text:span text:style-name="T5">0</text:span></text:p>
          </draw:text-box>
        </draw:frame>
        <draw:g draw:style-name="gr1">
          <draw:custom-shape draw:style-name="gr21" draw:text-style-name="P1" draw:layer="layout" svg:width="1cm" svg:height="0.5cm" draw:transform="rotate (1.5707963267949) translate (3.25cm 10.2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2" draw:text-style-name="P6" draw:layer="layout" svg:width="0.621cm" svg:height="0.965cm" svg:x="3.091cm" svg:y="9.25cm">
            <draw:text-box>
              <text:p><text:span text:style-name="T3">1</text:span></text:p>
              <text:p><text:span text:style-name="T3"/></text:p>
              <text:p><text:span text:style-name="T3">0</text:span></text:p>
            </draw:text-box>
          </draw:frame>
        </draw:g>
        <draw:line draw:style-name="gr20" draw:text-style-name="P1" draw:layer="layout" svg:x1="5.25cm" svg:y1="14.75cm" svg:x2="16.25cm" svg:y2="14.75cm">
          <text:p/>
        </draw:line>
        <draw:line draw:style-name="gr32" draw:text-style-name="P1" draw:layer="layout" svg:x1="11.5cm" svg:y1="12.75cm" svg:x2="11.5cm" svg:y2="12.5cm">
          <text:p/>
        </draw:line>
        <draw:g draw:style-name="gr1">
          <draw:custom-shape draw:style-name="gr21" draw:text-style-name="P1" draw:layer="layout" svg:width="1cm" svg:height="0.5cm" draw:transform="rotate (1.5707963267949) translate (14.25cm 10.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2" draw:text-style-name="P6" draw:layer="layout" svg:width="0.621cm" svg:height="0.965cm" svg:x="14.091cm" svg:y="9.5cm">
            <draw:text-box>
              <text:p><text:span text:style-name="T3">1</text:span></text:p>
              <text:p><text:span text:style-name="T3"/></text:p>
              <text:p><text:span text:style-name="T3">0</text:span></text:p>
            </draw:text-box>
          </draw:frame>
        </draw:g>
        <draw:line draw:style-name="gr20" draw:text-style-name="P1" draw:layer="layout" svg:x1="14.75cm" svg:y1="10cm" svg:x2="17cm" svg:y2="10cm">
          <text:p/>
        </draw:line>
        <draw:line draw:style-name="gr20" draw:text-style-name="P1" draw:layer="layout" svg:x1="12.75cm" svg:y1="10.75cm" svg:x2="15cm" svg:y2="10.75cm">
          <text:p/>
        </draw:line>
        <draw:line draw:style-name="gr20" draw:text-style-name="P1" draw:layer="layout" svg:x1="12.75cm" svg:y1="9.75cm" svg:x2="14.25cm" svg:y2="9.75cm">
          <text:p/>
        </draw:line>
        <draw:line draw:style-name="gr20" draw:text-style-name="P1" draw:layer="layout" svg:x1="13.25cm" svg:y1="13.5cm" svg:x2="17cm" svg:y2="13.5cm">
          <text:p/>
        </draw:line>
        <draw:frame draw:style-name="gr30" draw:text-style-name="P6" draw:layer="layout" svg:width="1.25cm" svg:height="0.489cm" draw:transform="rotate (1.5707963267949) translate (14.261cm 13.5cm)">
          <draw:text-box>
            <text:p><text:span text:style-name="T3">Imm</text:span><text:span text:style-name="T5">31:0</text:span></text:p>
          </draw:text-box>
        </draw:frame>
        <draw:line draw:style-name="gr20" draw:text-style-name="P1" draw:layer="layout" svg:x1="14.75cm" svg:y1="13.5cm" svg:x2="14.75cm" svg:y2="11.25cm">
          <text:p/>
        </draw:line>
        <draw:line draw:style-name="gr20" draw:text-style-name="P1" draw:layer="layout" svg:x1="15.5cm" svg:y1="11cm" svg:x2="16.75cm" svg:y2="11cm">
          <text:p/>
        </draw:line>
        <draw:line draw:style-name="gr20" draw:text-style-name="P1" draw:layer="layout" svg:x1="14.75cm" svg:y1="11.25cm" svg:x2="15cm" svg:y2="11.25cm">
          <text:p/>
        </draw:line>
        <draw:line draw:style-name="gr20" draw:text-style-name="P1" draw:layer="layout" svg:x1="14cm" svg:y1="14.75cm" svg:x2="14cm" svg:y2="10.25cm">
          <text:p/>
        </draw:line>
        <draw:line draw:style-name="gr20" draw:text-style-name="P1" draw:layer="layout" svg:x1="14cm" svg:y1="10.25cm" svg:x2="14.25cm" svg:y2="10.25cm">
          <text:p/>
        </draw:line>
        <draw:frame draw:style-name="gr30" draw:text-style-name="P6" draw:layer="layout" svg:width="1.25cm" svg:height="0.489cm" svg:x="12.75cm" svg:y="9.261cm">
          <draw:text-box>
            <text:p><text:span text:style-name="T3">Reg1</text:span><text:span text:style-name="T5">31:0</text:span></text:p>
          </draw:text-box>
        </draw:frame>
        <draw:frame draw:style-name="gr30" draw:text-style-name="P6" draw:layer="layout" svg:width="1.25cm" svg:height="0.489cm" svg:x="12.75cm" svg:y="10.261cm">
          <draw:text-box>
            <text:p><text:span text:style-name="T3">Reg2</text:span><text:span text:style-name="T5">31:0</text:span></text:p>
          </draw:text-box>
        </draw:frame>
        <draw:line draw:style-name="gr20" draw:text-style-name="P1" draw:layer="layout" svg:x1="14.5cm" svg:y1="11.75cm" svg:x2="14.5cm" svg:y2="10.75cm">
          <text:p/>
        </draw:line>
        <draw:line draw:style-name="gr20" draw:text-style-name="P1" draw:layer="layout" svg:x1="14.5cm" svg:y1="11.75cm" svg:x2="21cm" svg:y2="11.75cm">
          <text:p/>
        </draw:line>
        <draw:g draw:style-name="gr1">
          <draw:custom-shape draw:style-name="gr21" draw:text-style-name="P1" draw:layer="layout" svg:width="1cm" svg:height="0.5cm" draw:transform="rotate (1.5707963267949) translate (19.5cm 14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2" draw:text-style-name="P6" draw:layer="layout" svg:width="0.621cm" svg:height="0.965cm" svg:x="19.341cm" svg:y="13cm">
            <draw:text-box>
              <text:p><text:span text:style-name="T3">1</text:span></text:p>
              <text:p><text:span text:style-name="T3"/></text:p>
              <text:p><text:span text:style-name="T3">0</text:span></text:p>
            </draw:text-box>
          </draw:frame>
        </draw:g>
        <draw:line draw:style-name="gr20" draw:text-style-name="P1" draw:layer="layout" svg:x1="18cm" svg:y1="13.75cm" svg:x2="19.5cm" svg:y2="13.75cm">
          <text:p/>
        </draw:line>
        <draw:line draw:style-name="gr20" draw:text-style-name="P1" draw:layer="layout" svg:x1="19.25cm" svg:y1="14.75cm" svg:x2="19.25cm" svg:y2="10.5cm">
          <text:p/>
        </draw:line>
        <draw:line draw:style-name="gr20" draw:text-style-name="P1" draw:layer="layout" svg:x1="19.25cm" svg:y1="13.25cm" svg:x2="19.5cm" svg:y2="13.25cm">
          <text:p/>
        </draw:line>
        <draw:line draw:style-name="gr20" draw:text-style-name="P1" draw:layer="layout" svg:x1="16.25cm" svg:y1="14.75cm" svg:x2="16.25cm" svg:y2="14cm">
          <text:p/>
        </draw:line>
        <draw:line draw:style-name="gr20" draw:text-style-name="P1" draw:layer="layout" svg:x1="16.25cm" svg:y1="14cm" svg:x2="17cm" svg:y2="14cm">
          <text:p/>
        </draw:line>
        <draw:line draw:style-name="gr20" draw:text-style-name="P1" draw:layer="layout" svg:x1="19.25cm" svg:y1="10cm" svg:x2="19.25cm" svg:y2="8.75cm">
          <text:p/>
        </draw:line>
        <draw:g draw:style-name="gr1">
          <draw:custom-shape draw:style-name="gr21" draw:text-style-name="P1" draw:layer="layout" svg:width="1cm" svg:height="0.5cm" draw:transform="rotate (1.5707963267949) translate (20.5cm 15.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2" draw:text-style-name="P6" draw:layer="layout" svg:width="0.621cm" svg:height="0.965cm" svg:x="20.341cm" svg:y="14.5cm">
            <draw:text-box>
              <text:p><text:span text:style-name="T3">1</text:span></text:p>
              <text:p><text:span text:style-name="T3"/></text:p>
              <text:p><text:span text:style-name="T3">0</text:span></text:p>
            </draw:text-box>
          </draw:frame>
        </draw:g>
        <draw:line draw:style-name="gr20" draw:text-style-name="P1" draw:layer="layout" svg:x1="19.25cm" svg:y1="14.75cm" svg:x2="20.5cm" svg:y2="14.75cm">
          <text:p/>
        </draw:line>
        <draw:line draw:style-name="gr20" draw:text-style-name="P1" draw:layer="layout" svg:x1="20cm" svg:y1="13.5cm" svg:x2="20.25cm" svg:y2="13.5cm">
          <text:p/>
        </draw:line>
        <draw:line draw:style-name="gr20" draw:text-style-name="P1" draw:layer="layout" svg:x1="20.25cm" svg:y1="15.75cm" svg:x2="20.25cm" svg:y2="13.5cm">
          <text:p/>
        </draw:line>
        <draw:line draw:style-name="gr32" draw:text-style-name="P1" draw:layer="layout" svg:x1="19.75cm" svg:y1="13cm" svg:x2="19.75cm" svg:y2="7.25cm">
          <text:p/>
        </draw:line>
        <draw:line draw:style-name="gr32" draw:text-style-name="P1" draw:layer="layout" svg:x1="3.5cm" svg:y1="9.25cm" svg:x2="3.5cm" svg:y2="2cm">
          <text:p/>
        </draw:line>
        <draw:line draw:style-name="gr32" draw:text-style-name="P1" draw:layer="layout" svg:x1="14.5cm" svg:y1="9.5cm" svg:x2="14.5cm" svg:y2="8cm">
          <text:p/>
        </draw:line>
        <draw:line draw:style-name="gr32" draw:text-style-name="P1" draw:layer="layout" svg:x1="15.25cm" svg:y1="10.5cm" svg:x2="15.25cm" svg:y2="7.75cm">
          <text:p/>
        </draw:line>
        <draw:frame draw:style-name="gr29" draw:text-style-name="P6" draw:layer="layout" svg:width="1.75cm" svg:height="0.489cm" svg:x="9.75cm" svg:y="14.761cm">
          <draw:text-box>
            <text:p><text:span text:style-name="T3">PC_Plus4</text:span><text:span text:style-name="T5">31:0</text:span></text:p>
          </draw:text-box>
        </draw:frame>
        <draw:frame draw:style-name="gr29" draw:text-style-name="P6" draw:layer="layout" svg:width="2.25cm" svg:height="0.489cm" svg:x="10.75cm" svg:y="15.261cm">
          <draw:text-box>
            <text:p><text:span text:style-name="T3">Branch_Target</text:span><text:span text:style-name="T5">31:0</text:span></text:p>
          </draw:text-box>
        </draw:frame>
        <draw:line draw:style-name="gr32" draw:text-style-name="P1" draw:layer="layout" svg:x1="20.75cm" svg:y1="14.5cm" svg:x2="20.75cm" svg:y2="7cm">
          <text:p/>
        </draw:line>
        <draw:g draw:style-name="gr1">
          <draw:custom-shape draw:style-name="gr21" draw:text-style-name="P1" draw:layer="layout" svg:width="1cm" svg:height="0.5cm" draw:transform="rotate (1.5707963267949) translate (23.75cm 11.2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2" draw:text-style-name="P6" draw:layer="layout" svg:width="0.621cm" svg:height="0.965cm" svg:x="23.591cm" svg:y="10.25cm">
            <draw:text-box>
              <text:p><text:span text:style-name="T3">1</text:span></text:p>
              <text:p><text:span text:style-name="T3"/></text:p>
              <text:p><text:span text:style-name="T3">0</text:span></text:p>
            </draw:text-box>
          </draw:frame>
        </draw:g>
        <draw:line draw:style-name="gr32" draw:text-style-name="P1" draw:layer="layout" svg:x1="20.5cm" svg:y1="9.5cm" svg:x2="20.5cm" svg:y2="6.25cm">
          <text:p/>
        </draw:line>
        <draw:line draw:style-name="gr20" draw:text-style-name="P1" draw:layer="layout" svg:x1="23.25cm" svg:y1="10.5cm" svg:x2="23.75cm" svg:y2="10.5cm">
          <text:p/>
        </draw:line>
        <draw:line draw:style-name="gr20" draw:text-style-name="P1" draw:layer="layout" svg:x1="21cm" svg:y1="15cm" svg:x2="23.5cm" svg:y2="15cm">
          <text:p/>
        </draw:line>
        <draw:line draw:style-name="gr20" draw:text-style-name="P1" draw:layer="layout" svg:x1="23.5cm" svg:y1="15cm" svg:x2="23.5cm" svg:y2="11cm">
          <text:p/>
        </draw:line>
        <draw:line draw:style-name="gr20" draw:text-style-name="P1" draw:layer="layout" svg:x1="23.5cm" svg:y1="11cm" svg:x2="23.75cm" svg:y2="11cm">
          <text:p/>
        </draw:line>
        <draw:line draw:style-name="gr32" draw:text-style-name="P1" draw:layer="layout" svg:x1="24cm" svg:y1="10.25cm" svg:x2="24cm" svg:y2="6.5cm">
          <text:p/>
        </draw:line>
        <draw:line draw:style-name="gr20" draw:text-style-name="P1" draw:layer="layout" svg:x1="2.75cm" svg:y1="15.25cm" svg:x2="2.75cm" svg:y2="10cm">
          <text:p/>
        </draw:line>
        <draw:line draw:style-name="gr20" draw:text-style-name="P1" draw:layer="layout" svg:x1="2.5cm" svg:y1="15.75cm" svg:x2="2.5cm" svg:y2="9.5cm">
          <text:p/>
        </draw:line>
        <draw:line draw:style-name="gr20" draw:text-style-name="P1" draw:layer="layout" svg:x1="2.5cm" svg:y1="9.5cm" svg:x2="3.25cm" svg:y2="9.5cm">
          <text:p/>
        </draw:line>
        <draw:line draw:style-name="gr20" draw:text-style-name="P1" draw:layer="layout" svg:x1="2.75cm" svg:y1="10cm" svg:x2="3.25cm" svg:y2="10cm">
          <text:p/>
        </draw:line>
        <draw:line draw:style-name="gr20" draw:text-style-name="P1" draw:layer="layout" svg:x1="9.25cm" svg:y1="16.25cm" svg:x2="24.5cm" svg:y2="16.25cm">
          <text:p/>
        </draw:line>
        <draw:line draw:style-name="gr20" draw:text-style-name="P1" draw:layer="layout" svg:x1="24.25cm" svg:y1="10.75cm" svg:x2="24.5cm" svg:y2="10.75cm">
          <text:p/>
        </draw:line>
        <draw:line draw:style-name="gr20" draw:text-style-name="P1" draw:layer="layout" svg:x1="24.5cm" svg:y1="16.25cm" svg:x2="24.5cm" svg:y2="10.75cm">
          <text:p/>
        </draw:line>
        <draw:line draw:style-name="gr20" draw:text-style-name="P1" draw:layer="layout" svg:x1="9.25cm" svg:y1="16.25cm" svg:x2="9.25cm" svg:y2="11.5cm">
          <text:p/>
        </draw:line>
        <draw:line draw:style-name="gr20" draw:text-style-name="P1" draw:layer="layout" svg:x1="9.25cm" svg:y1="11.511cm" svg:x2="9.75cm" svg:y2="11.5cm">
          <text:p/>
        </draw:line>
        <draw:frame draw:style-name="gr29" draw:text-style-name="P6" draw:layer="layout" svg:width="2.5cm" svg:height="0.489cm" svg:x="11.5cm" svg:y="15.761cm">
          <draw:text-box>
            <text:p><text:span text:style-name="T3">RD_Result</text:span><text:span text:style-name="T5">31:0</text:span></text:p>
          </draw:text-box>
        </draw:frame>
        <draw:frame draw:style-name="gr33" draw:text-style-name="P6" draw:layer="layout" svg:width="1.5cm" svg:height="0.5cm" svg:x="15.5cm" svg:y="9.5cm">
          <draw:text-box>
            <text:p><text:span text:style-name="T3">Src_A</text:span><text:span text:style-name="T5">31:0</text:span></text:p>
          </draw:text-box>
        </draw:frame>
        <draw:frame draw:style-name="gr33" draw:text-style-name="P6" draw:layer="layout" svg:width="1.5cm" svg:height="0.5cm" svg:x="15.5cm" svg:y="10.5cm">
          <draw:text-box>
            <text:p><text:span text:style-name="T3">Src_B</text:span><text:span text:style-name="T5">31:0</text:span></text:p>
          </draw:text-box>
        </draw:frame>
        <draw:line draw:style-name="gr32" draw:text-style-name="P1" draw:layer="layout" svg:x1="9.5cm" svg:y1="12.5cm" svg:x2="9.5cm" svg:y2="7.75cm">
          <text:p/>
        </draw:line>
        <draw:frame draw:style-name="gr33" draw:text-style-name="P6" draw:layer="layout" svg:width="1.75cm" svg:height="0.5cm" svg:x="21.5cm" svg:y="14.5cm">
          <draw:text-box>
            <text:p><text:span text:style-name="T3">Data_Op</text:span><text:span text:style-name="T5">31:0</text:span></text:p>
          </draw:text-box>
        </draw:frame>
        <draw:frame draw:style-name="gr33" draw:text-style-name="P6" draw:layer="layout" svg:width="2cm" svg:height="0.5cm" draw:transform="rotate (1.5707963267949) translate (23.25cm 10.5cm)">
          <draw:text-box>
            <text:p><text:span text:style-name="T3">Read_Data</text:span><text:span text:style-name="T5">31:0</text:span></text:p>
          </draw:text-box>
        </draw:frame>
        <draw:line draw:style-name="gr20" draw:text-style-name="P1" draw:layer="layout" svg:x1="10cm" svg:y1="8.75cm" svg:x2="19.25cm" svg:y2="8.75cm">
          <text:p/>
        </draw:line>
        <draw:frame draw:style-name="gr34" draw:text-style-name="P10" draw:layer="layout" svg:width="0.9cm" svg:height="0.489cm" svg:x="8.5cm" svg:y="10.261cm">
          <draw:text-box>
            <text:p><text:span text:style-name="T6">11:7</text:span></text:p>
          </draw:text-box>
        </draw:frame>
        <draw:frame draw:style-name="gr35" draw:text-style-name="P10" draw:layer="layout" svg:width="1.035cm" svg:height="0.489cm" svg:x="8.5cm" svg:y="9.761cm">
          <draw:text-box>
            <text:p><text:span text:style-name="T6">24:20</text:span></text:p>
          </draw:text-box>
        </draw:frame>
        <draw:frame draw:style-name="gr35" draw:text-style-name="P10" draw:layer="layout" svg:width="1.035cm" svg:height="0.489cm" svg:x="8.5cm" svg:y="9.261cm">
          <draw:text-box>
            <text:p><text:span text:style-name="T6">19:15</text:span></text:p>
          </draw:text-box>
        </draw:frame>
        <draw:line draw:style-name="gr36" draw:text-style-name="P5" draw:layer="layout" svg:x1="8.5cm" svg:y1="9.75cm" svg:x2="9.75cm" svg:y2="9.75cm">
          <text:p/>
        </draw:line>
        <draw:line draw:style-name="gr36" draw:text-style-name="P5" draw:layer="layout" svg:x1="8.5cm" svg:y1="10.25cm" svg:x2="9.75cm" svg:y2="10.25cm">
          <text:p/>
        </draw:line>
        <draw:line draw:style-name="gr36" draw:text-style-name="P5" draw:layer="layout" svg:x1="8.5cm" svg:y1="10.75cm" svg:x2="9.75cm" svg:y2="10.75cm">
          <text:p/>
        </draw:line>
        <draw:line draw:style-name="gr32" draw:text-style-name="P1" draw:layer="layout" svg:x1="20.5cm" svg:y1="9.5cm" svg:x2="21cm" svg:y2="9.5cm">
          <text:p/>
        </draw:line>
        <draw:line draw:style-name="gr32" draw:text-style-name="P1" draw:layer="layout" svg:x1="20.25cm" svg:y1="10cm" svg:x2="21cm" svg:y2="10cm">
          <text:p/>
        </draw:line>
        <draw:line draw:style-name="gr32" draw:text-style-name="P1" draw:layer="layout" svg:x1="20.25cm" svg:y1="10cm" svg:x2="20.25cm" svg:y2="6cm">
          <text:p/>
        </draw:line>
        <draw:line draw:style-name="gr32" draw:text-style-name="P1" draw:layer="layout" svg:x1="22cm" svg:y1="8.75cm" svg:x2="22cm" svg:y2="6.75cm">
          <text:p/>
        </draw:line>
        <draw:line draw:style-name="gr20" draw:text-style-name="P1" draw:layer="layout" svg:x1="10cm" svg:y1="8.75cm" svg:x2="10cm" svg:y2="5.25cm">
          <text:p/>
        </draw:line>
        <draw:line draw:style-name="gr36" draw:text-style-name="P5" draw:layer="layout" svg:x1="8.5cm" svg:y1="3.5cm" svg:x2="9.5cm" svg:y2="3.5cm">
          <text:p/>
        </draw:line>
        <draw:line draw:style-name="gr36" draw:text-style-name="P5" draw:layer="layout" svg:x1="8.5cm" svg:y1="4cm" svg:x2="9.5cm" svg:y2="4cm">
          <text:p/>
        </draw:line>
        <draw:line draw:style-name="gr36" draw:text-style-name="P5" draw:layer="layout" svg:x1="8.5cm" svg:y1="4.5cm" svg:x2="9.5cm" svg:y2="4.5cm">
          <text:p/>
        </draw:line>
        <draw:frame draw:style-name="gr35" draw:text-style-name="P10" draw:layer="layout" svg:width="1.035cm" svg:height="0.489cm" svg:x="8.5cm" svg:y="3.511cm">
          <draw:text-box>
            <text:p><text:span text:style-name="T6">31:25</text:span></text:p>
          </draw:text-box>
        </draw:frame>
        <draw:frame draw:style-name="gr35" draw:text-style-name="P10" draw:layer="layout" svg:width="1.035cm" svg:height="0.489cm" svg:x="8.5cm" svg:y="4cm">
          <draw:text-box>
            <text:p><text:span text:style-name="T6">14:12</text:span></text:p>
          </draw:text-box>
        </draw:frame>
        <draw:frame draw:style-name="gr35" draw:text-style-name="P10" draw:layer="layout" svg:width="1.035cm" svg:height="0.489cm" svg:x="8.5cm" svg:y="4.511cm">
          <draw:text-box>
            <text:p><text:span text:style-name="T6">6:0</text:span></text:p>
          </draw:text-box>
        </draw:frame>
        <draw:line draw:style-name="gr32" draw:text-style-name="P1" draw:layer="layout" svg:x1="9.5cm" svg:y1="7.75cm" svg:x2="12cm" svg:y2="7.75cm">
          <text:p/>
        </draw:line>
        <draw:line draw:style-name="gr32" draw:text-style-name="P1" draw:layer="layout" svg:x1="12cm" svg:y1="7.75cm" svg:x2="12cm" svg:y2="5.25cm">
          <text:p/>
        </draw:line>
        <draw:line draw:style-name="gr32" draw:text-style-name="P1" draw:layer="layout" svg:x1="11.25cm" svg:y1="8cm" svg:x2="12.5cm" svg:y2="8cm">
          <text:p/>
        </draw:line>
        <draw:line draw:style-name="gr32" draw:text-style-name="P1" draw:layer="layout" svg:x1="12.5cm" svg:y1="8cm" svg:x2="12.5cm" svg:y2="5.25cm">
          <text:p/>
        </draw:line>
        <draw:line draw:style-name="gr32" draw:text-style-name="P1" draw:layer="layout" svg:x1="13cm" svg:y1="8cm" svg:x2="14.5cm" svg:y2="8cm">
          <text:p/>
        </draw:line>
        <draw:line draw:style-name="gr32" draw:text-style-name="P1" draw:layer="layout" svg:x1="13cm" svg:y1="8cm" svg:x2="13cm" svg:y2="5.25cm">
          <text:p/>
        </draw:line>
        <draw:line draw:style-name="gr32" draw:text-style-name="P1" draw:layer="layout" svg:x1="13.5cm" svg:y1="7.75cm" svg:x2="15.25cm" svg:y2="7.75cm">
          <text:p/>
        </draw:line>
        <draw:line draw:style-name="gr32" draw:text-style-name="P1" draw:layer="layout" svg:x1="13.5cm" svg:y1="7.75cm" svg:x2="13.5cm" svg:y2="5.25cm">
          <text:p/>
        </draw:line>
        <draw:line draw:style-name="gr32" draw:text-style-name="P1" draw:layer="layout" svg:x1="14cm" svg:y1="7.5cm" svg:x2="18cm" svg:y2="7.5cm">
          <text:p/>
        </draw:line>
        <draw:line draw:style-name="gr32" draw:text-style-name="P1" draw:layer="layout" svg:x1="14cm" svg:y1="7.5cm" svg:x2="14cm" svg:y2="5.25cm">
          <text:p/>
        </draw:line>
        <draw:line draw:style-name="gr32" draw:text-style-name="P1" draw:layer="layout" svg:x1="14.5cm" svg:y1="7.25cm" svg:x2="19.75cm" svg:y2="7.25cm">
          <text:p/>
        </draw:line>
        <draw:line draw:style-name="gr32" draw:text-style-name="P1" draw:layer="layout" svg:x1="14.5cm" svg:y1="7.25cm" svg:x2="14.5cm" svg:y2="5.25cm">
          <text:p/>
        </draw:line>
        <draw:line draw:style-name="gr32" draw:text-style-name="P1" draw:layer="layout" svg:x1="15cm" svg:y1="7cm" svg:x2="20.75cm" svg:y2="7cm">
          <text:p/>
        </draw:line>
        <draw:line draw:style-name="gr32" draw:text-style-name="P1" draw:layer="layout" svg:x1="15cm" svg:y1="7cm" svg:x2="15cm" svg:y2="5.25cm">
          <text:p/>
        </draw:line>
        <draw:line draw:style-name="gr32" draw:text-style-name="P1" draw:layer="layout" svg:x1="15.5cm" svg:y1="6.75cm" svg:x2="22cm" svg:y2="6.75cm">
          <text:p/>
        </draw:line>
        <draw:line draw:style-name="gr32" draw:text-style-name="P1" draw:layer="layout" svg:x1="16cm" svg:y1="6.5cm" svg:x2="24cm" svg:y2="6.5cm">
          <text:p/>
        </draw:line>
        <draw:line draw:style-name="gr32" draw:text-style-name="P1" draw:layer="layout" svg:x1="15.5cm" svg:y1="6.75cm" svg:x2="15.5cm" svg:y2="5.25cm">
          <text:p/>
        </draw:line>
        <draw:line draw:style-name="gr32" draw:text-style-name="P1" draw:layer="layout" svg:x1="16cm" svg:y1="6.5cm" svg:x2="16cm" svg:y2="5.25cm">
          <text:p/>
        </draw:line>
        <draw:line draw:style-name="gr32" draw:text-style-name="P1" draw:layer="layout" svg:x1="17.5cm" svg:y1="5.75cm" svg:x2="18.5cm" svg:y2="5.75cm">
          <text:p/>
        </draw:line>
        <draw:line draw:style-name="gr32" draw:text-style-name="P1" draw:layer="layout" svg:x1="18.5cm" svg:y1="5.75cm" svg:x2="18.5cm" svg:y2="2cm">
          <text:p/>
        </draw:line>
        <draw:line draw:style-name="gr32" draw:text-style-name="P1" draw:layer="layout" svg:x1="3.5cm" svg:y1="2cm" svg:x2="18.5cm" svg:y2="2cm">
          <text:p/>
        </draw:line>
        <draw:line draw:style-name="gr32" draw:text-style-name="P1" draw:layer="layout" svg:x1="16.5cm" svg:y1="6.25cm" svg:x2="20.5cm" svg:y2="6.25cm">
          <text:p/>
        </draw:line>
        <draw:line draw:style-name="gr32" draw:text-style-name="P1" draw:layer="layout" svg:x1="16.5cm" svg:y1="6.25cm" svg:x2="16.5cm" svg:y2="5.25cm">
          <text:p/>
        </draw:line>
        <draw:g draw:style-name="gr1">
          <draw:custom-shape draw:style-name="gr37" draw:text-style-name="P1" draw:layer="layout" svg:width="8.5cm" svg:height="2.75cm" svg:x="9.5cm" svg:y="2.5cm">
            <text:p/>
            <draw:enhanced-geometry svg:viewBox="0 0 21600 21600" draw:type="rectangle" draw:enhanced-path="M 0 0 L 21600 0 21600 21600 0 21600 0 0 Z N"/>
          </draw:custom-shape>
          <draw:frame draw:style-name="gr38" draw:text-style-name="P3" draw:layer="layout" svg:width="1.963cm" svg:height="0.569cm" svg:x="9.5cm" svg:y="4.25cm">
            <draw:text-box>
              <text:p><text:span text:style-name="T2">OPCODE</text:span><text:span text:style-name="T7">6:0</text:span></text:p>
            </draw:text-box>
          </draw:frame>
          <draw:frame draw:style-name="gr39" draw:text-style-name="P3" draw:layer="layout" svg:width="1.848cm" svg:height="0.569cm" svg:x="9.5cm" svg:y="3.75cm">
            <draw:text-box>
              <text:p><text:span text:style-name="T2">FUNCT3</text:span><text:span text:style-name="T7">3:0</text:span></text:p>
            </draw:text-box>
          </draw:frame>
          <draw:frame draw:style-name="gr39" draw:text-style-name="P3" draw:layer="layout" svg:width="1.848cm" svg:height="0.569cm" svg:x="9.5cm" svg:y="3.25cm">
            <draw:text-box>
              <text:p><text:span text:style-name="T2">FUNCT7</text:span><text:span text:style-name="T7">6:0</text:span></text:p>
            </draw:text-box>
          </draw:frame>
          <draw:frame draw:style-name="gr40" draw:text-style-name="P3" draw:layer="layout" svg:width="1.666cm" svg:height="0.569cm" svg:x="9.5cm" svg:y="4.75cm">
            <draw:text-box>
              <text:p><text:span text:style-name="T2">FLAGS</text:span><text:span text:style-name="T7">2:0</text:span></text:p>
            </draw:text-box>
          </draw:frame>
          <draw:frame draw:style-name="gr41" draw:text-style-name="P3" draw:layer="layout" svg:width="1.48cm" svg:height="0.569cm" draw:transform="rotate (-1.5707963267949) translate (17.819cm 3.75cm)">
            <draw:text-box>
              <text:p><text:span text:style-name="T2">PC_Src</text:span></text:p>
            </draw:text-box>
          </draw:frame>
          <draw:frame draw:style-name="gr42" draw:text-style-name="P3" draw:layer="layout" svg:width="2.06cm" svg:height="0.569cm" draw:transform="rotate (-1.5707963267949) translate (12.318cm 3.25cm)">
            <draw:text-box>
              <text:p><text:span text:style-name="T2">Intsr_Type</text:span><text:span text:style-name="T7">3:0</text:span></text:p>
            </draw:text-box>
          </draw:frame>
          <draw:frame draw:style-name="gr43" draw:text-style-name="P3" draw:layer="layout" svg:width="1.831cm" svg:height="0.569cm" draw:transform="rotate (-1.5707963267949) translate (12.818cm 3.499cm)">
            <draw:text-box>
              <text:p><text:span text:style-name="T2">Write_Reg</text:span></text:p>
            </draw:text-box>
          </draw:frame>
          <draw:frame draw:style-name="gr44" draw:text-style-name="P3" draw:layer="layout" svg:width="1.37cm" svg:height="0.569cm" draw:transform="rotate (-1.5707963267949) translate (13.318cm 4cm)">
            <draw:text-box>
              <text:p><text:span text:style-name="T2">AUIPC</text:span></text:p>
            </draw:text-box>
          </draw:frame>
          <draw:frame draw:style-name="gr45" draw:text-style-name="P3" draw:layer="layout" svg:width="1.641cm" svg:height="0.569cm" draw:transform="rotate (-1.5707963267949) translate (13.818cm 3.749cm)">
            <draw:text-box>
              <text:p><text:span text:style-name="T2">Imm_Src</text:span></text:p>
            </draw:text-box>
          </draw:frame>
          <draw:frame draw:style-name="gr46" draw:text-style-name="P3" draw:layer="layout" svg:width="1.882cm" svg:height="0.569cm" draw:transform="rotate (-1.5707963267949) translate (14.318cm 3.5cm)">
            <draw:text-box>
              <text:p><text:span text:style-name="T2">ALU_Ctrl</text:span><text:span text:style-name="T7">3:0</text:span></text:p>
            </draw:text-box>
          </draw:frame>
          <draw:frame draw:style-name="gr47" draw:text-style-name="P3" draw:layer="layout" svg:width="1.984cm" svg:height="0.569cm" draw:transform="rotate (-1.5707963267949) translate (14.818cm 3.4cm)">
            <draw:text-box>
              <text:p><text:span text:style-name="T2">Branch_Src</text:span></text:p>
            </draw:text-box>
          </draw:frame>
          <draw:frame draw:style-name="gr47" draw:text-style-name="P3" draw:layer="layout" svg:width="2.25cm" svg:height="0.569cm" draw:transform="rotate (-1.5707963267949) translate (15.319cm 3.25cm)">
            <draw:text-box>
              <text:p><text:span text:style-name="T2">Data_Op_Src</text:span></text:p>
            </draw:text-box>
          </draw:frame>
          <draw:frame draw:style-name="gr47" draw:text-style-name="P3" draw:layer="layout" svg:width="2cm" svg:height="0.569cm" draw:transform="rotate (-1.5707963267949) translate (15.819cm 3.5cm)">
            <draw:text-box>
              <text:p><text:span text:style-name="T2">Write_Mem</text:span></text:p>
            </draw:text-box>
          </draw:frame>
          <draw:frame draw:style-name="gr47" draw:text-style-name="P3" draw:layer="layout" svg:width="2cm" svg:height="0.569cm" draw:transform="rotate (-1.5707963267949) translate (16.319cm 3.5cm)">
            <draw:text-box>
              <text:p><text:span text:style-name="T2">Result_Src</text:span></text:p>
            </draw:text-box>
          </draw:frame>
          <draw:frame draw:style-name="gr48" draw:text-style-name="P3" draw:layer="layout" svg:width="2.25cm" svg:height="0.569cm" draw:transform="rotate (-1.5707963267949) translate (16.819cm 3.25cm)">
            <draw:text-box>
              <text:p><text:span text:style-name="T2">Load_Type</text:span><text:span text:style-name="T7">2:0</text:span></text:p>
            </draw:text-box>
          </draw:frame>
          <draw:frame draw:style-name="gr48" draw:text-style-name="P3" draw:layer="layout" svg:width="2.25cm" svg:height="0.569cm" draw:transform="rotate (-1.5707963267949) translate (17.319cm 3.25cm)">
            <draw:text-box>
              <text:p><text:span text:style-name="T2">Store_Type</text:span><text:span text:style-name="T7">1</text:span><text:span text:style-name="T7">:0</text:span></text:p>
            </draw:text-box>
          </draw:frame>
          <draw:frame draw:style-name="gr49" draw:text-style-name="P2" draw:layer="layout" svg:width="2.538cm" svg:height="0.645cm" svg:x="12.5cm" svg:y="2.605cm">
            <draw:text-box>
              <text:p><text:span text:style-name="T1">control_</text:span><text:span text:style-name="T1">unit</text:span></text:p>
            </draw:text-box>
          </draw:frame>
        </draw:g>
        <draw:line draw:style-name="gr32" draw:text-style-name="P1" draw:layer="layout" svg:x1="17cm" svg:y1="6cm" svg:x2="20.25cm" svg:y2="6cm">
          <text:p/>
        </draw:line>
        <draw:line draw:style-name="gr32" draw:text-style-name="P1" draw:layer="layout" svg:x1="17cm" svg:y1="6cm" svg:x2="17cm" svg:y2="5.25cm">
          <text:p/>
        </draw:line>
        <draw:line draw:style-name="gr32" draw:text-style-name="P1" draw:layer="layout" svg:x1="17.5cm" svg:y1="5.75cm" svg:x2="17.5cm" svg:y2="5.2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" draw:display-name="Dash Dot" draw:style="rect" draw:dots1="1" draw:dots1-length="300%" draw:dots2="1" draw:dots2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22:27:48.195587022</meta:creation-date>
    <dc:date>2023-11-05T22:00:13.916377032</dc:date>
    <meta:editing-duration>PT19H13M30S</meta:editing-duration>
    <meta:editing-cycles>19</meta:editing-cycles>
    <meta:generator>LibreOffice/7.6.2.1$Linux_X86_64 LibreOffice_project/56f7684011345957bbf33a7ee678afaf4d2ba333</meta:generator>
    <meta:document-statistic meta:object-count="202"/>
  </office:meta>
</office:document-meta>
</file>